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e4ed" officeooo:paragraph-rsid="001ee4ed"/>
    </style:style>
    <style:style style:name="P2" style:family="paragraph" style:parent-style-name="Standard">
      <style:text-properties officeooo:rsid="001f7702" officeooo:paragraph-rsid="001f7702"/>
    </style:style>
    <style:style style:name="P3" style:family="paragraph" style:parent-style-name="Standard">
      <style:text-properties officeooo:rsid="001f7702" officeooo:paragraph-rsid="0021d161"/>
    </style:style>
    <style:style style:name="P4" style:family="paragraph" style:parent-style-name="Standard">
      <style:text-properties officeooo:rsid="001f7702" officeooo:paragraph-rsid="002424a4"/>
    </style:style>
    <style:style style:name="P5" style:family="paragraph" style:parent-style-name="Standard">
      <style:text-properties style:text-underline-style="solid" style:text-underline-width="auto" style:text-underline-color="font-color" officeooo:rsid="001ee4ed" officeooo:paragraph-rsid="001ee4ed"/>
    </style:style>
    <style:style style:name="T1" style:family="text">
      <style:text-properties officeooo:rsid="0020a73c"/>
    </style:style>
    <style:style style:name="T2" style:family="text">
      <style:text-properties officeooo:rsid="0021d161"/>
    </style:style>
    <style:style style:name="T3" style:family="text">
      <style:text-properties officeooo:rsid="002424a4"/>
    </style:style>
    <style:style style:name="T4" style:family="text">
      <style:text-properties officeooo:rsid="0024ac9f"/>
    </style:style>
    <style:style style:name="T5" style:family="text">
      <style:text-properties officeooo:rsid="0027c6ae"/>
    </style:style>
    <style:style style:name="T6" style:family="text">
      <style:text-properties officeooo:rsid="002869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er Stories</text:p>
      <text:p text:style-name="P1"/>
      <text:p text:style-name="P2"/>
      <text:p text:style-name="P3"><text:span text:style-name="T2">1. Mary, who has two young children and has recently lost her job, needs a facility that serves hot meals somewhere within walking distance of her home.</text:span></text:p>
      <text:p text:style-name="P3"/>
      <text:p text:style-name="P2"><text:span text:style-name="T3">2. Heather, who has suffered abuse at other shelters, is </text:span>looking for shelter<text:span text:style-name="T1"> that is a safe space for LGBTQ teens.</text:span></text:p>
      <text:p text:style-name="P2"/>
      <text:p text:style-name="P4"><text:span text:style-name="T4">3. Larry has special needs and has trouble reading. <text:s/>He's</text:span> looking for<text:span text:style-name="T5"> a</text:span> <text:span text:style-name="T5">long-term men's </text:span>shelter<text:span text:style-name="T6"> and is willing to travel some distance if necessary.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09:09:18.968017000</meta:creation-date>
    <dc:date>2016-01-11T13:55:43.035178000</dc:date>
    <meta:editing-duration>PT4H46M16S</meta:editing-duration>
    <meta:editing-cycles>16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4" meta:word-count="75" meta:character-count="427" meta:non-whitespace-character-count="354"/>
  </office:meta>
</office:document-meta>
</file>